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5-22_16-03-04_000.jpg</text:p>
          </table:table-cell>
          <table:table-cell table:style-name="ce20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42272 E-139-34-49.215087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5-22_20-46-44_000.jpg</text:p>
          </table:table-cell>
          <table:table-cell table:style-name="ce20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73608 E-139-34-49.489746</text:p>
          </table:table-cell>
          <table:table-cell table:style-name="ce38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5-23_02-26-03_000.jpg</text:p>
          </table:table-cell>
          <table:table-cell table:style-name="ce18" office:value-type="string">
            <text:p>:m other / log / 寝る前　ウェブ閲覧　記録　（for オナニー） / 未了</text:p>
          </table:table-cell>
          <table:table-cell table:style-name="ce19"/>
          <table:table-cell table:style-name="ce4"/>
          <table:table-cell table:style-name="ce4" office:value-type="string">
            <text:p>N-35-35-28.559875 E-139-34-49.379882</text:p>
          </table:table-cell>
          <table:table-cell table:style-name="ce38" table:formula="of:=IF([.E4]=&quot;&quot;;[.C4];CONCATENATE([.C4];&quot; / &quot;;[.E4]))" office:value-type="string" office:string-value=":m other / log / 寝る前　ウェブ閲覧　記録　（for オナニー） / 未了">
            <text:p>:m other / log / 寝る前　ウェブ閲覧　記録　（for オナニー） / 未了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5-23_02-26-09_000.jpg</text:p>
          </table:table-cell>
          <table:table-cell table:style-name="ce19" office:value-type="string">
            <text:p>:m :PHOTO 寝た時刻 / 2020</text:p>
          </table:table-cell>
          <table:table-cell table:style-name="ce17"/>
          <table:table-cell table:style-name="ce4"/>
          <table:table-cell table:style-name="ce4" office:value-type="string">
            <text:p>N-35-35-28.559875 E-139-34-49.379882</text:p>
          </table:table-cell>
          <table:table-cell table:style-name="ce38" table:formula="of:=IF([.E5]=&quot;&quot;;[.C5];CONCATENATE([.C5];&quot; / &quot;;[.E5]))" office:value-type="string" office:string-value=":m :PHOTO 寝た時刻 / 2020">
            <text:p>:m :PHOTO 寝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5-23_09-30-32_000.jpg</text:p>
          </table:table-cell>
          <table:table-cell table:style-name="ce20" office:value-type="string">
            <text:p>:m :th / topic=「人格」について / content=「人格」とは何か；４歳の女の子；１６歳の女子高校生</text:p>
          </table:table-cell>
          <table:table-cell table:style-name="ce18"/>
          <table:table-cell table:style-name="ce4"/>
          <table:table-cell table:style-name="ce4" office:value-type="string">
            <text:p>N-35-35-28.62854 E-139-34-49.105224</text:p>
          </table:table-cell>
          <table:table-cell table:style-name="ce38" table:formula="of:=IF([.E6]=&quot;&quot;;[.C6];CONCATENATE([.C6];&quot; / &quot;;[.E6]))" office:value-type="string" office:string-value=":m :th / topic=「人格」について / content=「人格」とは何か；４歳の女の子；１６歳の女子高校生">
            <text:p>:m :th / topic=「人格」について / content=「人格」とは何か；４歳の女の子；１６歳の女子高校生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5-22_16-51-59_000.mid</text:p>
          </table:table-cell>
          <table:table-cell table:style-name="ce8" office:value-type="string">
            <text:p>:in-mid / app=perfect-piano / 演奏、play / id-2021-0522-1 / category=melody,inst=~,for=~,genre=~</text:p>
          </table:table-cell>
          <table:table-cell table:style-name="ce19"/>
          <table:table-cell table:style-name="ce4"/>
          <table:table-cell table:style-name="ce4"/>
          <table:table-cell table:style-name="ce38" table:formula="of:=IF([.E7]=&quot;&quot;;[.C7];CONCATENATE([.C7];&quot; / &quot;;[.E7]))" office:value-type="string" office:string-value=":in-mid / app=perfect-piano / 演奏、play / id-2021-0522-1 / category=melody,inst=~,for=~,genre=~">
            <text:p>:in-mid / app=perfect-piano / 演奏、play / id-2021-0522-1 / category=melody,inst=~,for=~,genre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5-22_19-10-33_000.mp4</text:p>
          </table:table-cell>
          <table:table-cell table:style-name="ce8" office:value-type="string">
            <text:p>:VIDEO / @自室 / 記録 / jap.flute / 演奏、play / f-2021-0522-1 / R=1,演奏風景,other=手違いで録画を始めた</text:p>
          </table:table-cell>
          <table:table-cell table:style-name="ce17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:VIDEO / @自室 / 記録 / jap.flute / 演奏、play / f-2021-0522-1 / R=1,演奏風景,other=手違いで録画を始めた">
            <text:p>:VIDEO / @自室 / 記録 / jap.flute / 演奏、play / f-2021-0522-1 / R=1,演奏風景,other=手違いで録画を始めた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9]=&quot;&quot;;[.C9];CONCATENATE([.C9];&quot; / &quot;;[.E9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8" table:formula="of:=IF([.E10]=&quot;&quot;;[.C10];CONCATENATE([.C10];&quot; / &quot;;[.E10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3"/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37">
            <text:p>37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7">
            <text:p>7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5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5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5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5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52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63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3">2021/05/23</text:date>, <text:time>10:26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5-23T10:26:55.53</dc:date>
    <dc:creator>iwabuchi ken</dc:creator>
    <meta:editing-duration>P33DT15H10M33S</meta:editing-duration>
    <meta:editing-cycles>12490</meta:editing-cycles>
    <meta:document-statistic meta:table-count="1" meta:cell-count="339" meta:object-count="0"/>
  </office:meta>
</office:document-meta>
</file>